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38217"/>
    </style:style>
    <style:style style:name="P2" style:family="paragraph" style:parent-style-name="Standard">
      <style:text-properties officeooo:paragraph-rsid="00059a87"/>
    </style:style>
    <style:style style:name="T1" style:family="text">
      <style:text-properties officeooo:rsid="00038217"/>
    </style:style>
    <style:style style:name="T2" style:family="text">
      <style:text-properties officeooo:rsid="000425d4"/>
    </style:style>
    <style:style style:name="T3" style:family="text">
      <style:text-properties officeooo:rsid="00059a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pan text:style-name="T1">Dear Chelsea,</text:span></text:p>
      <text:p text:style-name="P1"><text:span text:style-name="T1">I really </text:span><text:span text:style-name="T2">enjoyed</text:span><text:span text:style-name="T1"> reading your essay about how you think the term “Cheating” Should be </text:span><text:span text:style-name="T2">defined.</text:span><text:span text:style-name="T1"> You provided a very clear </text:span><text:span text:style-name="T2">explanation</text:span><text:span text:style-name="T1"> of what the definition of cheating stands right now and how you think it should be defined right off the bat. It was nice reading your claim and knowing in the first sentence since it provided a clear outlook on what I should expect through out the essay. </text:span><text:span text:style-name="T2">I thought that when you quoted Rebeccca Mikulin it brought a good description of how the term Cheating can be viewed differlenty. After seeing the controversy presented by that quote it provided a good transition into your argument. While that was a good source, you forgot to cite it. And the word relationship is a slightly different color.</text:span></text:p>
      <text:p text:style-name="P1"><text:span text:style-name="T1"/></text:p>
      <text:p text:style-name="P1"><text:span text:style-name="T1">One of the few thing I could suggest to improve your essay would be to r</text:span><text:span text:style-name="T2">e</text:span><text:span text:style-name="T1">vi</text:span><text:span text:style-name="T2">s</text:span><text:span text:style-name="T1">e your topic </text:span><text:span text:style-name="T2">sentences</text:span><text:span text:style-name="T1"> for a few of your paragraphs. I felt a bit confused when concluding your second paragraph When you say “having a popular in society can only make a definition but we need to make sure that the popular vote is an ethical one.”. </text:span><text:span text:style-name="T2">You mention the popular vote a few times it was unclear to me what you meant by this. Is the popular vote which definition people seem to recognize most often? <text:s/>Also I think if you found a </text:span><text:span text:style-name="T3">statistic</text:span><text:span text:style-name="T2"> if possible or a servay about </text:span><text:span text:style-name="T3">what the different views on the topic.</text:span></text:p>
      <text:p text:style-name="P1"><text:span text:style-name="T3"/></text:p>
      <text:p text:style-name="P2"><text:span text:style-name="T3">Best,</text:span></text:p>
      <text:p text:style-name="P2"><text:span text:style-name="T3">Sam Quinn</text:span></text:p>
      <text:p text:style-name="P2"><text:span text:style-name="T3">Words: 2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Quinn</meta:initial-creator>
    <meta:creation-date>2013-05-14T22:37:08</meta:creation-date>
    <dc:date>2013-05-14T23:17:02</dc:date>
    <dc:creator>Sam Quinn</dc:creator>
    <meta:editing-duration>PT6M29S</meta:editing-duration>
    <meta:editing-cycles>1</meta:editing-cycles>
    <meta:document-statistic meta:table-count="0" meta:image-count="0" meta:object-count="0" meta:page-count="1" meta:paragraph-count="6" meta:word-count="248" meta:character-count="1361" meta:non-whitespace-character-count="1118"/>
    <meta:generator>LibreOffice/3.6$Linux_X86_64 LibreOffice_project/360m1$Build-2</meta:generator>
  </office:meta>
</office:document-meta>
</file>